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104in" fo:margin-right="0.0104in" fo:margin-top="0in" fo:margin-bottom="0in" table:align="margins" style:writing-mode="lr-tb"/>
    </style:style>
    <style:style style:name="Table1.A" style:family="table-column">
      <style:table-column-properties style:column-width="2.0896in" style:rel-column-width="3009*"/>
    </style:style>
    <style:style style:name="Table1.B" style:family="table-column">
      <style:table-column-properties style:column-width="2.3438in" style:rel-column-width="3375*"/>
    </style:style>
    <style:style style:name="Table1.C" style:family="table-column">
      <style:table-column-properties style:column-width="2.0667in" style:rel-column-width="2976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1.9771in" style:keep-together="true" fo:keep-together="auto"/>
    </style:style>
    <style:style style:name="Table1.9" style:family="table-row">
      <style:table-row-properties style:min-row-height="0.4396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4">TC-5.1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est Case Name</text:p>
          </table:table-cell>
          <table:table-cell table:style-name="Table1.A1" office:value-type="string">
            <text:p text:style-name="P1"><text:span text:style-name="T2">Test successful '</text:span><text:span text:style-name="T1"> Edit Car</text:span><text:span text:style-name="T2">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Nidhi Sharma</text:p>
          </table:table-cell>
          <table:table-cell table:style-name="Table1.C3" office:value-type="string">
            <text:p text:style-name="P3">Date Created</text:p>
          </table:table-cell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Nidhi Sharma</text:p>
          </table:table-cell>
          <table:table-cell table:style-name="Table1.A1" office:value-type="string">
            <text:p text:style-name="P3">Last Revision Date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User should be able to edit car successfully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reconditions</text:p>
          </table:table-cell>
          <table:table-cell table:style-name="Table1.A1" office:value-type="string">
            <text:p text:style-name="P4">User must be logged in as Admin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Post Conditions</text:p>
          </table:table-cell>
          <table:table-cell table:style-name="Table1.A1" office:value-type="string">
            <text:p text:style-name="P4">1. Car should be edited successfully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3">Flow of Events or Steps</text:p>
          </table:table-cell>
          <table:table-cell table:style-name="Table1.A1" office:value-type="string">
            <text:p text:style-name="P5">1. User will click on `Edit Car' link on admin home page.</text:p>
            <text:p text:style-name="P5">2. If user is admin, edit car page will be shown.</text:p>
            <text:p text:style-name="P5">3. User will update details of car in the form.</text:p>
            <text:p text:style-name="P5">4. User should fill all the mandatory fields to complete the edit car.</text:p>
            <text:p text:style-name="P5">5. Submit button will be enabled only if all the mandatory fields have values.</text:p>
            <text:p text:style-name="P5">6. Server side validations will be done before edit.</text:p>
            <text:p text:style-name="P5">7. On successful edit of car, admin will be redirected to the Car Specification page with recently updated car’s details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Inclusion/Exclusion Points</text:p>
          </table:table-cell>
          <table:table-cell table:style-name="Table1.A1" office:value-type="string">
            <text:p text:style-name="P4">None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Special Requirements</text:p>
          </table:table-cell>
          <table:table-cell table:style-name="Table1.A1" office:value-type="string">
            <text:p text:style-name="P4">None.</text:p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5</meta:editing-cycles>
    <meta:creation-date>2015-10-02T19:55:00</meta:creation-date>
    <dc:date>2015-10-12T14:33:58.25</dc:date>
    <meta:editing-duration>PT14S</meta:editing-duration>
    <meta:generator>OpenOffice/4.1.1$Win32 OpenOffice.org_project/411m6$Build-9775</meta:generator>
    <meta:document-statistic meta:table-count="1" meta:image-count="0" meta:object-count="0" meta:page-count="1" meta:paragraph-count="28" meta:word-count="151" meta:character-count="842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